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egoe UI" svg:font-family="'Segoe UI', 'Lucida Grande', 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d1e0"/>
    </style:style>
    <style:style style:name="P2" style:family="paragraph" style:parent-style-name="Standard">
      <style:text-properties officeooo:rsid="0000d1e0" officeooo:paragraph-rsid="0000d1e0"/>
    </style:style>
    <style:style style:name="P3" style:family="paragraph" style:parent-style-name="Standard">
      <style:text-properties officeooo:rsid="0000d1e0" officeooo:paragraph-rsid="0002275b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text-line-through-style="none" style:text-line-through-type="none" style:font-name="Segoe UI" fo:font-size="7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" style:family="text">
      <style:text-properties officeooo:rsid="0000d1e0"/>
    </style:style>
    <style:style style:name="T2" style:family="text">
      <style:text-properties fo:font-variant="normal" fo:text-transform="none" fo:color="#333333" style:text-line-through-style="none" style:text-line-through-type="none" style:font-name="Segoe UI" fo:font-size="7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333333" style:text-line-through-style="none" style:text-line-through-type="none" style:font-name="Liberation Serif" fo:font-size="7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33333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udio: Sobrecarga de Operadores </text:p>
      <text:p text:style-name="P1">1. ¿Qué es un operador unario y que es un operador binario? De un ejemplo de cada uno.</text:p>
      <text:p text:style-name="P1">2. ¿Qué varía en la sintaxis de la sobrecarga de operadores unarios y binarios?</text:p>
      <text:p text:style-name="P1">3. Los operadores de casteo “(T)x” no se pueden sobrecargar. ¿Cuál es la alternativa?</text:p>
      <text:p text:style-name="P1">4. ¿Cuál es la diferencia entre una conversión implícita y una explícita?</text:p>
      <text:p text:style-name="P1">5. ¿Cuál es la diferencia entre castear (casting) y parsear (parsing)?</text:p>
      <text:p text:style-name="P1"/>
      <text:p text:style-name="P1"/>
      <text:p text:style-name="P1"/>
      <text:p text:style-name="P1"/>
      <text:p text:style-name="P2">1-Un <text:s/>operador unario toma un parametro, un operador binario toma dos parametros. </text:p>
      <text:p text:style-name="P3">2-En cada caso, al menos un parametro debe ser del tipo T o T? Donde T es el tipo que contiene la declaracion del operador.</text:p>
      <text:p text:style-name="P2">3-</text:p>
      <text:p text:style-name="P2">4- Los operadores de conversion explicitos son muy usados cuando se quiere que los usuarios esten conscientes que una conversion se llevara a cabo.</text:p>
      <text:p text:style-name="P1"><text:span text:style-name="T1">5-</text:span><text:span text:style-name="T4">El "cast" solo funciona cuando el tipo que se castea es una subclase de la clase casteada (o implementa la interfaz si se castea a una interfaz), o si existe una conversión explícita de la segunda clase a la primera (por ejemplo, de long a int). Pero no puedes castear de string a int porque no se cumple ninguna de las condiciones anteriores.</text:span></text:p>
      <text:p text:style-name="P5">Por el contrario, el Convert solo funciona si el argumento es una de las clases expresamente previstas en la definición de la clase convert. Por ejemplo, de string a int sí que funciona, pero no podrías convertir de una clase madre a una subclase con el Convert.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egoe UI" svg:font-family="'Segoe UI', 'Lucida Grande', 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18T12:19:30.105000000</dc:date>
    <meta:editing-duration>PT1M24S</meta:editing-duration>
    <meta:editing-cycles>1</meta:editing-cycles>
    <meta:document-statistic meta:table-count="0" meta:image-count="0" meta:object-count="0" meta:page-count="1" meta:paragraph-count="12" meta:word-count="247" meta:character-count="1396" meta:non-whitespace-character-count="1158"/>
  </office:meta>
</office:document-meta>
</file>